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1960">
            <text:p>St-1960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9435.0">
            <text:p>9435.0</text:p>
          </table:table-cell>
          <table:table-cell office:value-type="float" office:value="115.0">
            <text:p>115.0</text:p>
          </table:table-cell>
          <table:table-cell office:value-type="string" office:value="Driftwood, 1.1-m long log">
            <text:p>Driftwood, 1.1-m long lo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9.6">
            <text:p>49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1958">
            <text:p>St-1958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4225.0">
            <text:p>4225.0</text:p>
          </table:table-cell>
          <table:table-cell office:value-type="float" office:value="100.0">
            <text:p>100.0</text:p>
          </table:table-cell>
          <table:table-cell office:value-type="string" office:value="Whale vertebrae">
            <text:p>Whale vertebra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3.8">
            <text:p>13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1959">
            <text:p>St-1959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4010.0">
            <text:p>4010.0</text:p>
          </table:table-cell>
          <table:table-cell office:value-type="float" office:value="80.0">
            <text:p>80.0</text:p>
          </table:table-cell>
          <table:table-cell office:value-type="string" office:value="Driftwood, &gt;2-m long log, diameter 24 cm">
            <text:p>Driftwood, &gt;2-m long log, diameter 24 c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3.8">
            <text:p>13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2018">
            <text:p>St-2018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6240.0">
            <text:p>6240.0</text:p>
          </table:table-cell>
          <table:table-cell office:value-type="float" office:value="80.0">
            <text:p>8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5">
            <text:p>29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2213">
            <text:p>St-2213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4555.0">
            <text:p>4555.0</text:p>
          </table:table-cell>
          <table:table-cell office:value-type="float" office:value="80.0">
            <text:p>80.0</text:p>
          </table:table-cell>
          <table:table-cell office:value-type="string" office:value="Whale rib, 1.2-m long, diameter 13 cm">
            <text:p>Whale rib, 1.2-m long, diameter 13 cm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9">
            <text:p>16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2019">
            <text:p>St-2019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3065.0">
            <text:p>3065.0</text:p>
          </table:table-cell>
          <table:table-cell office:value-type="float" office:value="75.0">
            <text:p>75.0</text:p>
          </table:table-cell>
          <table:table-cell office:value-type="string" office:value="Driftwood, root plate 84-cm long, diameter 38–32 cm">
            <text:p>Driftwood, root plate 84-cm long, diameter 38–32 c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1.8">
            <text:p>11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2020">
            <text:p>St-2020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1740.0">
            <text:p>1740.0</text:p>
          </table:table-cell>
          <table:table-cell office:value-type="float" office:value="70.0">
            <text:p>70.0</text:p>
          </table:table-cell>
          <table:table-cell office:value-type="string" office:value="Driftwood, root plate 70-cm long, diameter 38–32 cm">
            <text:p>Driftwood, root plate 70-cm long, diameter 38–32 c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.199999999999999">
            <text:p>7.19999999999999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2116">
            <text:p>St-2116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1095.0">
            <text:p>1095.0</text:p>
          </table:table-cell>
          <table:table-cell office:value-type="float" office:value="70.0">
            <text:p>70.0</text:p>
          </table:table-cell>
          <table:table-cell office:value-type="string" office:value="2.8-m long whale jaw bone in beach gravels">
            <text:p>2.8-m long whale jaw bone in beach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2120">
            <text:p>St-2120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4110.0">
            <text:p>4110.0</text:p>
          </table:table-cell>
          <table:table-cell office:value-type="float" office:value="80.0">
            <text:p>80.0</text:p>
          </table:table-cell>
          <table:table-cell office:value-type="string" office:value="Whale rib, 165-cm long, diameter 12–20 cm">
            <text:p>Whale rib, 165-cm long, diameter 12–20 cm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1.5">
            <text:p>11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2225">
            <text:p>St-2225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9510.0">
            <text:p>9510.0</text:p>
          </table:table-cell>
          <table:table-cell office:value-type="float" office:value="120.0">
            <text:p>120.0</text:p>
          </table:table-cell>
          <table:table-cell office:value-type="string" office:value="Driftwood, probably a root, 1.5-m long log, diameter 18 cm">
            <text:p>Driftwood, probably a root, 1.5-m long log, diameter 18 c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0.1">
            <text:p>50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2455">
            <text:p>St-2455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1200.0">
            <text:p>1200.0</text:p>
          </table:table-cell>
          <table:table-cell office:value-type="float" office:value="100.0">
            <text:p>10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4000000000000004">
            <text:p>3.400000000000000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8603">
            <text:p>St-8603</text:p>
          </table:table-cell>
          <table:table-cell office:value-type="float" office:value="76.573">
            <text:p>76.573</text:p>
          </table:table-cell>
          <table:table-cell office:value-type="float" office:value="25.158">
            <text:p>25.158</text:p>
          </table:table-cell>
          <table:table-cell office:value-type="float" office:value="9535.0">
            <text:p>9535.0</text:p>
          </table:table-cell>
          <table:table-cell office:value-type="float" office:value="120.0">
            <text:p>12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7.5">
            <text:p>47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ZaleBrydsten1993,FormanEtal2004">
            <text:p>ZaleBrydsten1993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8604">
            <text:p>St-8604</text:p>
          </table:table-cell>
          <table:table-cell office:value-type="float" office:value="76.573">
            <text:p>76.573</text:p>
          </table:table-cell>
          <table:table-cell office:value-type="float" office:value="25.158">
            <text:p>25.158</text:p>
          </table:table-cell>
          <table:table-cell office:value-type="float" office:value="9800.0">
            <text:p>9800.0</text:p>
          </table:table-cell>
          <table:table-cell office:value-type="float" office:value="130.0">
            <text:p>13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7.0">
            <text:p>5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ZaleBrydsten1993,FormanEtal2004">
            <text:p>ZaleBrydsten1993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8605">
            <text:p>St-8605</text:p>
          </table:table-cell>
          <table:table-cell office:value-type="float" office:value="76.474">
            <text:p>76.474</text:p>
          </table:table-cell>
          <table:table-cell office:value-type="float" office:value="24.953">
            <text:p>24.953</text:p>
          </table:table-cell>
          <table:table-cell office:value-type="float" office:value="6100.0">
            <text:p>6100.0</text:p>
          </table:table-cell>
          <table:table-cell office:value-type="float" office:value="80.0">
            <text:p>8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6.0">
            <text:p>2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ZaleBrydsten1993,FormanEtal2004">
            <text:p>ZaleBrydsten1993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8606">
            <text:p>St-8606</text:p>
          </table:table-cell>
          <table:table-cell office:value-type="float" office:value="76.474">
            <text:p>76.474</text:p>
          </table:table-cell>
          <table:table-cell office:value-type="float" office:value="24.953">
            <text:p>24.953</text:p>
          </table:table-cell>
          <table:table-cell office:value-type="float" office:value="5935.0">
            <text:p>5935.0</text:p>
          </table:table-cell>
          <table:table-cell office:value-type="float" office:value="80.0">
            <text:p>8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2.5">
            <text:p>22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ZaleBrydsten1993,FormanEtal2004">
            <text:p>ZaleBrydsten1993,FormanEtal2004</text:p>
          </table:table-cell>
        </table:table-row>
        <table:table-row>
          <table:table-cell office:value-type="string" office:value="Hopen">
            <text:p>Hopen</text:p>
          </table:table-cell>
          <table:table-cell office:value-type="string" office:value="radiocarbon">
            <text:p>radiocarbon</text:p>
          </table:table-cell>
          <table:table-cell office:value-type="string" office:value="St-1958">
            <text:p>St-1958</text:p>
          </table:table-cell>
          <table:table-cell office:value-type="float" office:value="76.59">
            <text:p>76.59</text:p>
          </table:table-cell>
          <table:table-cell office:value-type="float" office:value="25.189">
            <text:p>25.189</text:p>
          </table:table-cell>
          <table:table-cell office:value-type="float" office:value="800.0">
            <text:p>800.0</text:p>
          </table:table-cell>
          <table:table-cell office:value-type="float" office:value="70.0">
            <text:p>70.0</text:p>
          </table:table-cell>
          <table:table-cell office:value-type="string" office:value="Driftwood, 1 m-long log, diameter 24 cm">
            <text:p>Driftwood, 1 m-long log, diameter 24 c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HoppeEtal1969,FormanEtal2004">
            <text:p>HoppeEtal1969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